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800000186AD2FD5D7A47367F1.png" manifest:media-type="image/png"/>
  <manifest:file-entry manifest:full-path="Pictures/10000000000001A80000011C08A7254A35AE74BA.jpg" manifest:media-type="image/jpeg"/>
  <manifest:file-entry manifest:full-path="Pictures/100000000000013300000190453B132386AD08C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71cm" svg:stroke-color="#ffffff" draw:marker-start="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drawing>
      <draw:page draw:name="page1" draw:style-name="dp1" draw:master-page-name="Обычный">
        <draw:frame draw:name="Picture 5" draw:style-name="gr1" draw:text-style-name="P1" draw:layer="layout" svg:width="8.123cm" svg:height="10.584cm" svg:x="0.1cm" svg:y="0.215cm">
          <draw:image xlink:href="Pictures/100000000000013300000190453B132386AD08C7.jpg" xlink:type="simple" xlink:show="embed" xlink:actuate="onLoad">
            <text:p/>
          </draw:image>
        </draw:frame>
        <draw:frame draw:name="Picture 6" draw:style-name="gr2" draw:text-style-name="P1" draw:layer="layout" svg:width="7.25cm" svg:height="4.849cm" svg:x="8.55cm" svg:y="0.351cm">
          <draw:image xlink:href="Pictures/10000000000001A80000011C08A7254A35AE74BA.jpg" xlink:type="simple" xlink:show="embed" xlink:actuate="onLoad">
            <text:p/>
          </draw:image>
        </draw:frame>
        <draw:frame draw:name="Picture 3" draw:style-name="gr1" draw:text-style-name="P1" draw:layer="layout" svg:width="7.205cm" svg:height="5.399cm" svg:x="8.561cm" svg:y="5.399cm">
          <draw:image xlink:href="Pictures/100000000000020800000186AD2FD5D7A47367F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4T15:44:03.278713391</meta:creation-date>
    <dc:date>2017-06-24T15:56:36.646320635</dc:date>
    <meta:editing-duration>PT12M33S</meta:editing-duration>
    <meta:editing-cycles>2</meta:editing-cycles>
    <meta:generator>LibreOffice/5.1.6.2$Linux_X86_64 LibreOffice_project/10m0$Build-2</meta:generator>
    <meta:document-statistic meta:object-count="3"/>
  </office:meta>
</office:document-meta>
</file>